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6.696cm"/>
    </style:style>
    <style:style style:name="Tabella1.C" style:family="table-column">
      <style:table-column-properties style:column-width="1.797cm"/>
    </style:style>
    <style:style style:name="Tabella1.D" style:family="table-column">
      <style:table-column-properties style:column-width="0.817cm"/>
    </style:style>
    <style:style style:name="Tabella1.E" style:family="table-column">
      <style:table-column-properties style:column-width="0.686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49cm" fo:border-left="none" fo:border-right="none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D20" style:family="table-cell">
      <style:table-cell-properties fo:padding="0.049cm" fo:border-left="0.05pt solid #000000" fo:border-right="none" fo:border-top="none" fo:border-bottom="0.05pt solid #000000"/>
    </style:style>
    <style:style style:name="Tabella1.F20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padding="0.049cm" fo:border-left="0.05pt solid #000000" fo:border-right="none" fo:border-top="none" fo:border-bottom="0.05pt solid #000000"/>
    </style:style>
    <style:style style:name="Tabella1.B21" style:family="table-cell">
      <style:table-cell-properties fo:padding="0.049cm" fo:border-left="0.05pt solid #000000" fo:border-right="none" fo:border-top="none" fo:border-bottom="0.05pt solid #000000"/>
    </style:style>
    <style:style style:name="Tabella1.D21" style:family="table-cell">
      <style:table-cell-properties fo:padding="0.049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636a74" officeooo:paragraph-rsid="00636a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533e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42d50" officeooo:paragraph-rsid="00542d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9c329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5e40a4" style:font-name-asian="SimSun" style:font-size-asian="10pt" style:font-weight-asian="normal" style:font-name-complex="Tahoma" style:font-size-complex="10pt" style:font-weight-complex="normal"/>
    </style:style>
    <style:style style:name="P3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2ef4c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normal" officeooo:paragraph-rsid="002ef4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7c326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c104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officeooo:rsid="004bad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bd359"/>
    </style:style>
    <style:style style:name="T1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<text:placeholder text:placeholder-type="text">&lt;setLang('it_IT')&gt;</text:placeholder></text:span><text:span text:style-name="T2"><text:placeholder text:placeholder-type="text">&lt;for each="(min, max, error, components, extra1, extra2, index, total, produc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33"><text:span text:style-name="T5">Distinta base prodotto:</text:span> <text:span text:style-name="T4">[</text:span><text:span text:style-name="T2"><text:placeholder text:placeholder-type="text">&lt;product.default_code&gt;</text:placeholder></text:span><text:span text:style-name="T3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44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44">Q.</text:p>
          </table:table-cell>
          <table:covered-table-cell/>
          <table:table-cell table:style-name="Tabella1.A2" office:value-type="string">
            <text:p text:style-name="P44">UM</text:p>
          </table:table-cell>
          <table:table-cell table:style-name="Tabella1.A2" table:number-columns-spanned="2" office:value-type="string">
            <text:p text:style-name="P44">Prezzo</text:p>
          </table:table-cell>
          <table:covered-table-cell/>
          <table:table-cell table:style-name="Tabella1.J2" office:value-type="string">
            <text:p text:style-name="P44">Totale</text:p>
          </table:table-cell>
        </table:table-row>
        <table:table-row>
          <table:table-cell table:style-name="Tabella1.A3" table:number-columns-spanned="10" office:value-type="string">
            <text:p text:style-name="P29"><text:text-input text:description="&lt;for each=&quot;name, q, um, price, total, list_ids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52"><text:placeholder text:placeholder-type="text">&lt;name&gt;</text:placeholder> <text:placeholder text:placeholder-type="text">&lt;if test="' &gt;&gt; ' in name"&gt;</text:placeholder><draw:frame draw:style-name="fr1" draw:name="Immagine1" text:anchor-type="as-char" svg:width="0.356cm" svg:height="0.362cm" draw:z-index="1"><draw:image xlink:href="Pictures/100000000000004D0000004EFE0781A1.jpg" xlink:type="simple" xlink:show="embed" xlink:actuate="onLoad"/></draw:frame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53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55"><text:placeholder text:placeholder-type="text">&lt;um&gt;</text:placeholder></text:p>
          </table:table-cell>
          <table:table-cell table:style-name="Tabella1.H4" table:number-columns-spanned="2" office:value-type="string">
            <text:p text:style-name="P54"><text:placeholder text:placeholder-type="text">&lt;if test="not  price"&gt;</text:placeholder><draw:frame draw:style-name="fr1" draw:name="Immagine2" text:anchor-type="as-char" svg:width="0.33cm" svg:height="0.319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('%10.5f' % price).strip()&gt;</text:placeholder></text:p>
          </table:table-cell>
          <table:covered-table-cell/>
          <table:table-cell table:style-name="Tabella1.J4" office:value-type="string">
            <text:p text:style-name="P53"><text:placeholder text:placeholder-type="text">&lt;('%10.5f' % total).strip()&gt;</text:placeholder></text:p>
          </table:table-cell>
        </table:table-row>
        <table:table-row>
          <table:table-cell table:style-name="Tabella1.A5" table:number-columns-spanned="10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12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56">Costi industriali</text:p>
          </table:table-cell>
          <table:covered-table-cell/>
          <table:table-cell table:style-name="Tabella1.A2" table:number-columns-spanned="6" office:value-type="string">
            <text:p text:style-name="P4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2" table:number-columns-spanned="2" office:value-type="string">
            <text:p text:style-name="P57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29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50"><text:placeholder text:placeholder-type="text">&lt;item.cost_id.name&gt;</text:placeholder> <text:span text:style-name="T7">(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table-cell table:style-name="Tabella1.C10" table:number-columns-spanned="6" office:value-type="string">
            <text:p text:style-name="P50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51"><text:placeholder text:placeholder-type="text">&lt;details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3" table:number-columns-spanned="10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2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56">Manodopera</text:p>
          </table:table-cell>
          <table:covered-table-cell/>
          <table:table-cell table:style-name="Tabella1.A2" table:number-columns-spanned="6" office:value-type="string">
            <text:p text:style-name="P4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2" table:number-columns-spanned="2" office:value-type="string">
            <text:p text:style-name="P57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29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50"><text:placeholder text:placeholder-type="text">&lt;item.cost_id.name&gt;</text:placeholder> <text:span text:style-name="T7">(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table-cell table:style-name="Tabella1.C17" table:number-columns-spanned="6" office:value-type="string">
            <text:p text:style-name="P50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51"><text:placeholder text:placeholder-type="text">&lt;details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rows-spanned="2" office:value-type="string">
            <text:p text:style-name="P13">INDICI</text:p>
          </table:table-cell>
          <table:table-cell table:style-name="Tabella1.B21" table:number-rows-spanned="2" table:number-columns-spanned="2" office:value-type="string">
            <text:p text:style-name="P45"><text:placeholder text:placeholder-type="text">&lt;(total['index']).strip()&gt;</text:placeholder></text:p>
          </table:table-cell>
          <table:covered-table-cell/>
          <table:table-cell table:style-name="Tabella1.D20" table:number-columns-spanned="2" office:value-type="string">
            <text:p text:style-name="P14">Costo</text:p>
          </table:table-cell>
          <table:covered-table-cell/>
          <table:table-cell table:style-name="Tabella1.F20" table:number-columns-spanned="5" office:value-type="string">
            <text:p text:style-name="P46"><text:placeholder text:placeholder-type="text">&lt;min&gt;</text:placeholder> - <text:placeholder text:placeholder-type="text">&lt;max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1.D21" table:number-columns-spanned="2" office:value-type="string">
            <text:p text:style-name="P14">Vendita</text:p>
          </table:table-cell>
          <table:covered-table-cell/>
          <table:table-cell table:style-name="Tabella1.F20" table:number-columns-spanned="5" office:value-type="string">
            <text:p text:style-name="P46"><text:span text:style-name="T9">(A) </text:span><text:placeholder text:placeholder-type="text">&lt;total['margin_a']&gt;</text:placeholder> - <text:span text:style-name="T9">(B) </text:span><text:placeholder text:placeholder-type="text">&lt;total['margin_b']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  <text:p text:style-name="P32"><text:s/><text:placeholder text:placeholder-type="text">&lt;/for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1:26:20.470742410</dc:date>
    <meta:editing-duration>P6DT15H58M32S</meta:editing-duration>
    <meta:editing-cycles>729</meta:editing-cycles>
    <meta:generator>LibreOffice/4.3.3.2$Linux_X86_64 LibreOffice_project/430m0$Build-2</meta:generator>
    <dc:creator>thebrush </dc:creator>
    <meta:document-statistic meta:table-count="1" meta:image-count="2" meta:object-count="0" meta:page-count="2" meta:paragraph-count="42" meta:word-count="132" meta:character-count="921" meta:non-whitespace-character-count="841"/>
    <meta:user-defined meta:name="Info 1"/>
    <meta:user-defined meta:name="Info 2"/>
    <meta:user-defined meta:name="Info 3"/>
    <meta:user-defined meta:name="Info 4"/>
  </office:meta>
</office:document-meta>
</file>